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hitney" svg:font-family="Whitney, 'Helvetica Neue', Helvetica, Arial, sans-serif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d63b0" officeooo:paragraph-rsid="001d63b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d63b0" officeooo:paragraph-rsid="001d63b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0pt" style:text-underline-style="none" fo:font-weight="normal" officeooo:rsid="001d63b0" officeooo:paragraph-rsid="001d63b0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fo:font-weight="normal" officeooo:rsid="001d63b0" officeooo:paragraph-rsid="001d63b0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fo:font-weight="normal" officeooo:rsid="002677ce" officeooo:paragraph-rsid="002677c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0pt" fo:font-style="italic" style:text-underline-style="none" fo:font-weight="normal" officeooo:rsid="00214225" officeooo:paragraph-rsid="001d63b0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fo:font-style="normal" style:text-underline-style="none" fo:font-weight="normal" officeooo:rsid="00239f6d" officeooo:paragraph-rsid="001d63b0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fo:font-style="normal" style:text-underline-style="solid" style:text-underline-width="auto" style:text-underline-color="font-color" fo:font-weight="normal" officeooo:rsid="002677ce" officeooo:paragraph-rsid="002677ce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3bdcc2"/>
    </style:style>
    <style:style style:name="P10" style:family="paragraph" style:parent-style-name="Standard">
      <style:paragraph-properties fo:text-align="justify" style:justify-single-word="false"/>
      <style:text-properties officeooo:paragraph-rsid="003ed13e"/>
    </style:style>
    <style:style style:name="P11" style:family="paragraph" style:parent-style-name="Standard">
      <style:paragraph-properties fo:text-align="justify" style:justify-single-word="false"/>
      <style:text-properties officeooo:rsid="003bdcc2" officeooo:paragraph-rsid="003bdcc2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dcddde" style:font-name="Whitney" fo:font-size="12pt" fo:letter-spacing="normal" fo:font-style="normal" fo:font-weight="normal" officeooo:paragraph-rsid="003bdcc2"/>
    </style:style>
    <style:style style:name="T1" style:family="text">
      <style:text-properties officeooo:rsid="001f2d49"/>
    </style:style>
    <style:style style:name="T2" style:family="text">
      <style:text-properties officeooo:rsid="001f73b9"/>
    </style:style>
    <style:style style:name="T3" style:family="text">
      <style:text-properties officeooo:rsid="001fa476"/>
    </style:style>
    <style:style style:name="T4" style:family="text">
      <style:text-properties officeooo:rsid="00214225"/>
    </style:style>
    <style:style style:name="T5" style:family="text">
      <style:text-properties fo:font-style="italic" officeooo:rsid="00214225" style:font-style-asian="italic" style:font-style-complex="italic"/>
    </style:style>
    <style:style style:name="T6" style:family="text">
      <style:text-properties fo:font-style="italic" officeooo:rsid="001f2d49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39f6d" style:font-style-asian="normal" style:font-style-complex="normal"/>
    </style:style>
    <style:style style:name="T9" style:family="text">
      <style:text-properties fo:font-style="normal" officeooo:rsid="002677ce" style:font-style-asian="normal" style:font-style-complex="normal"/>
    </style:style>
    <style:style style:name="T10" style:family="text">
      <style:text-properties fo:font-style="normal" officeooo:rsid="0030c579" style:font-style-asian="normal" style:font-style-complex="normal"/>
    </style:style>
    <style:style style:name="T11" style:family="text">
      <style:text-properties fo:font-style="normal" officeooo:rsid="00317586" style:font-style-asian="normal" style:font-style-complex="normal"/>
    </style:style>
    <style:style style:name="T12" style:family="text">
      <style:text-properties style:text-position="super 58%" style:font-name="Liberation Serif" fo:font-size="10pt" fo:font-style="normal" style:text-underline-style="none" fo:font-weight="normal" officeooo:rsid="00287fd9" style:font-size-asian="8.75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per 58%" style:font-name="Liberation Serif" fo:font-size="10pt" fo:font-style="normal" style:text-underline-style="none" fo:font-weight="normal" officeooo:rsid="0038e005" style:font-size-asian="8.75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per 58%" style:font-name="Liberation Serif" fo:font-size="10pt" fo:font-style="normal" style:text-underline-style="none" fo:font-weight="normal" officeooo:rsid="0039dc9b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0% 100%" style:font-name="Liberation Serif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0% 100%" style:font-name="Liberation Serif" fo:font-size="10pt" fo:font-style="normal" style:text-underline-style="none" fo:font-weight="normal" officeooo:rsid="00287fd9" style:font-size-asian="8.75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0% 100%" style:font-name="Liberation Serif" fo:font-size="10pt" fo:font-style="normal" style:text-underline-style="none" fo:font-weight="normal" officeooo:rsid="002a7fa2" style:font-size-asian="8.75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0% 100%" style:font-name="Liberation Serif" fo:font-size="10pt" fo:font-style="normal" style:text-underline-style="none" fo:font-weight="normal" officeooo:rsid="002ad064" style:font-size-asian="8.75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0% 100%" style:font-name="Liberation Serif" fo:font-size="10pt" fo:font-style="normal" style:text-underline-style="none" fo:font-weight="normal" officeooo:rsid="002c9e01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0% 100%" style:font-name="Liberation Serif" fo:font-size="10pt" fo:font-style="normal" style:text-underline-style="none" fo:font-weight="normal" officeooo:rsid="002e0b49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0% 100%" style:font-name="Liberation Serif" fo:font-size="10pt" fo:font-style="normal" style:text-underline-style="none" fo:font-weight="normal" officeooo:rsid="00304cf2" style:font-size-asian="8.75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0% 100%" style:font-name="Liberation Serif" fo:font-size="10pt" fo:font-style="normal" style:text-underline-style="none" fo:font-weight="normal" officeooo:rsid="0033f420" style:font-size-asian="8.75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0% 100%" style:font-name="Liberation Serif" fo:font-size="10pt" fo:font-style="normal" style:text-underline-style="none" fo:font-weight="normal" officeooo:rsid="0035d10d" style:font-size-asian="8.75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0% 100%" style:font-name="Liberation Serif" fo:font-size="10pt" fo:font-style="normal" style:text-underline-style="none" fo:font-weight="normal" officeooo:rsid="0038e005" style:font-size-asian="8.75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0% 100%" style:font-name="Liberation Serif" fo:font-size="10pt" fo:font-style="normal" style:text-underline-style="none" fo:font-weight="normal" officeooo:rsid="0039dc9b" style:font-size-asian="8.75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0% 100%" style:font-name="Liberation Serif" fo:font-size="10pt" fo:font-style="normal" style:text-underline-style="none" fo:font-weight="normal" officeooo:rsid="003a2912" style:font-size-asian="8.75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0% 100%" style:font-name="Liberation Serif" fo:font-size="10pt" fo:font-style="normal" style:text-underline-style="none" fo:font-weight="normal" officeooo:rsid="003e4cff" style:font-size-asian="8.75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0% 100%" style:font-name="Liberation Serif" fo:font-size="10pt" fo:font-style="normal" style:text-underline-style="none" fo:font-weight="normal" officeooo:rsid="003ed13e" style:font-size-asian="8.75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text-position="0% 100%" style:font-name="Liberation Serif" fo:font-size="10pt" fo:font-style="normal" style:text-underline-style="none" fo:font-weight="normal" officeooo:rsid="003bdcc2" style:font-size-asian="8.75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text-position="0% 100%" style:font-name="Liberation Serif" fo:font-size="10pt" fo:font-style="normal" style:text-underline-style="none" fo:font-weight="normal" officeooo:rsid="003fe369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text-position="0% 100%" style:font-name="Liberation Serif" fo:font-size="10pt" fo:font-style="italic" style:text-underline-style="none" fo:font-weight="normal" officeooo:rsid="002e0b49" style:font-size-asian="8.75pt" style:font-style-asian="italic" style:font-weight-asian="normal" style:font-size-complex="10pt" style:font-style-complex="italic" style:font-weight-complex="normal"/>
    </style:style>
    <style:style style:name="T32" style:family="text">
      <style:text-properties style:font-name="Liberation Serif" fo:font-size="10pt" fo:font-style="normal" style:text-underline-style="none" fo:font-weight="normal" officeooo:rsid="002677ce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Liberation Serif" fo:font-size="10pt" fo:font-style="normal" style:text-underline-style="none" fo:font-weight="normal" officeooo:rsid="0027ff7e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Liberation Serif" fo:font-size="10pt" fo:font-style="normal" style:text-underline-style="none" fo:font-weight="normal" officeooo:rsid="00287fd9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Liberation Serif" fo:font-size="10pt" fo:font-style="italic" style:text-underline-style="none" fo:font-weight="normal" officeooo:rsid="0027ff7e" style:font-size-asian="8.75pt" style:font-style-asian="italic" style:font-weight-asian="normal" style:font-size-complex="10pt" style:font-style-complex="italic" style:font-weight-complex="normal"/>
    </style:style>
    <style:style style:name="T36" style:family="text">
      <style:text-properties style:font-name="Liberation Serif" fo:font-size="10pt" fo:font-style="italic" style:text-underline-style="none" fo:font-weight="normal" officeooo:rsid="00287fd9" style:font-size-asian="8.75pt" style:font-style-asian="italic" style:font-weight-asian="normal" style:font-size-complex="10pt" style:font-style-complex="italic" style:font-weight-complex="normal"/>
    </style:style>
    <style:style style:name="T37" style:family="text">
      <style:text-properties fo:color="#000000" style:text-position="0% 100%" style:font-name="Liberation Serif" fo:font-size="10pt" fo:font-style="normal" style:text-underline-style="none" fo:font-weight="normal" officeooo:rsid="003a2912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text-position="0% 100%" style:font-name="Liberation Serif" fo:font-size="10pt" fo:font-style="normal" style:text-underline-style="none" fo:font-weight="normal" officeooo:rsid="003fe369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style:text-position="0% 100%" style:font-name="Liberation Serif" fo:font-size="10pt" style:text-underline-style="none" officeooo:rsid="002c9e01" style:font-size-asian="8.75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style:text-position="0% 100%" style:font-name="Liberation Serif" fo:font-size="10pt" style:text-underline-style="none" officeooo:rsid="003fe369" style:font-size-asian="8.75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000000" style:text-position="0% 100%" style:font-name="Liberation Serif" fo:font-size="10pt" fo:letter-spacing="normal" fo:font-style="normal" style:text-underline-style="none" fo:font-weight="normal" officeooo:rsid="002c9e01" style:font-size-asian="8.75pt" style:font-style-asian="normal" style:font-weight-asian="normal" style:font-size-complex="10pt" style:font-style-complex="normal" style:font-weight-complex="normal"/>
    </style:style>
    <style:style style:name="T42" style:family="text">
      <style:text-properties officeooo:rsid="003ed1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oix d’implémentation et description de l’attaque par le milieu</text:p>
      <text:p text:style-name="P2"/>
      <text:p text:style-name="P4">Choix particuliers pour l’implémentation :</text:p>
      <text:p text:style-name="P3"/>
      <text:p text:style-name="P3"><text:tab/><text:span text:style-name="T1">Le fichier </text:span><text:span text:style-name="T6">keys.h</text:span><text:span text:style-name="T1"> contient les structures de données utilisées pour stocker et gérer les clés du chiffrement. </text:span><text:span text:style-name="T2">Ces structures comportent des entiers non signés de taille différente. Ceci nous permet d’adapter la mémoire nécessaire en fonction du type de donnée enregistrée ; par exemple la clé maître sera stockée sur un entier de 24 bits tandis que le registre K sera stocké sur 80 bits. </text:span><text:span text:style-name="T3">Ainsi, nous pouvons gérer les clés et autres en représentation binaire ce qui est plus performant que d’utiliser des caractères ou tout autre type de donnée. </text:span><text:span text:style-name="T4">Nous avons également fait le choix de regrouper la clé maître ainsi que ses sous-clés associées au sein d’une même structure, </text:span><text:span text:style-name="T5">Key. </text:span></text:p>
      <text:p text:style-name="P6"/>
      <text:p text:style-name="P3"><text:span text:style-name="T5"><text:tab/></text:span><text:span text:style-name="T8">Au niveau du chiffrement et du déchiffrement, nous avons fait le choix de représenter les boîtes S et de </text:span><text:span text:style-name="T9">p</text:span><text:span text:style-name="T8">ermutation (P) sous forme de tableau. </text:span></text:p>
      <text:p text:style-name="P7"/>
      <text:p text:style-name="P3"><text:span text:style-name="T8"><text:tab/></text:span><text:span text:style-name="T10">Lors de l’attaque, nous utilisons des fils d’exécution séparés pour compléter nos deux listes de chiffrement et de déchiffrement ainsi que lors de la recherche de collisions. </text:span><text:span text:style-name="T11">L’utilisateur ou le programme est en mesure de lancer 2 ou 4 fils d’exécution simultanés en fonction des ressources processeur disponibles sur la machine hôte. </text:span></text:p>
      <text:p text:style-name="P7"/>
      <text:p text:style-name="P5"><text:span text:style-name="T8">A</text:span><text:span text:style-name="T7">ttaque par le milieu :</text:span></text:p>
      <text:p text:style-name="P8"/>
      <text:p text:style-name="P9"><text:span text:style-name="T32"><text:tab/></text:span><text:span text:style-name="T33">Notre attaque par le milieu consiste à créer et remplir deux tableaux globaux : </text:span><text:span text:style-name="T35">g_liste_encryption </text:span><text:span text:style-name="T33">et </text:span><text:span text:style-name="T35">g_liste_decryption. </text:span><text:span text:style-name="T34">Ces tableaux sont de taille </text:span><text:span text:style-name="T36">SIZE </text:span><text:span text:style-name="T34">qui correspond au nombre de possibilités de clés maître, donc 2</text:span><text:span text:style-name="T12">24</text:span><text:span text:style-name="T16">-</text:span><text:span text:style-name="T22">1</text:span><text:span text:style-name="T16">. </text:span><text:span text:style-name="T17">Le premier tableau est </text:span><text:span text:style-name="T18">complété</text:span><text:span text:style-name="T17"> </text:span><text:span text:style-name="T23">par le</text:span><text:span text:style-name="T17"> chiffrement </text:span><text:span text:style-name="T23">du </text:span><text:span text:style-name="T24">1</text:span><text:span text:style-name="T13">er</text:span><text:span text:style-name="T24"> </text:span><text:span text:style-name="T23">message clair</text:span><text:span text:style-name="T17"> avec toutes les clés possibles. </text:span><text:span text:style-name="T18">Le second est complété </text:span><text:span text:style-name="T23">par</text:span><text:span text:style-name="T18"> </text:span><text:span text:style-name="T23">le</text:span><text:span text:style-name="T18"> déchiffrement </text:span><text:span text:style-name="T23">du </text:span><text:span text:style-name="T24">1</text:span><text:span text:style-name="T13">er</text:span><text:span text:style-name="T24"> </text:span><text:span text:style-name="T23">chiffré fourni</text:span><text:span text:style-name="T18"> avec toutes les clés possibles également. Ainsi, en comparant les éléments des deux tableaux nous pouvons dégager des collisions de clés. </text:span><text:span text:style-name="T19">Ces collisions forment des couples de clés ainsi stockées </text:span><text:span text:style-name="T20">sous la structure </text:span><text:span text:style-name="T31">Couple_keys</text:span><text:span text:style-name="T19">. </text:span><text:span text:style-name="T21">Une fois cette étape terminée, </text:span><text:span text:style-name="T25">nous appliquons le double chiffrement sur le 2</text:span><text:span text:style-name="T14">e</text:span><text:span text:style-name="T25"> couple clair-chiffré. </text:span><text:span text:style-name="T26">De cette manière, nous affichons les clés qui fonctionnent également pour celui-ci.</text:span></text:p>
      <text:p text:style-name="P10"><text:span text:style-name="T30">Ainsi, n</text:span><text:span text:style-name="T27">ous avons trouvé </text:span><text:span text:style-name="T28">environ </text:span><text:span text:style-name="T26">7</text:span><text:span text:style-name="T29">000000</text:span><text:span text:style-name="T27"> </text:span><text:span text:style-name="T28">éléments communs aux deux listes </text:span><text:span text:style-name="T30">et nous avons trouvé trois couples de clés fonctionnels pour les deux couples clairs-chiffrés que voici :</text:span><text:span text:style-name="T27"> </text:span></text:p>
      <text:p text:style-name="P11"><text:span text:style-name="T15"/></text:p>
      <text:p text:style-name="P9"><text:span text:style-name="T37">(m1,c1) = (684d0f, 66fb2e) (m2,c2) = (db4819,75d43b) </text:span><text:span text:style-name="T38">BOUMALI</text:span></text:p>
      <text:p text:style-name="P9"><text:span text:style-name="T37">----</text:span><text:span text:style-name="T26"><text:line-break/></text:span><text:span text:style-name="T19"> </text:span><text:span text:style-name="T41">(ce5d2f,564a66) (92dce7,ecd4e7) (a4cc1b,d511f5)</text:span></text:p>
      <text:p text:style-name="P9"><text:span text:style-name="T41"/></text:p>
      <text:p text:style-name="P12"><text:span text:style-name="T40">à tester : (</text:span><text:span text:style-name="T39">2de83a,eefa9b) (1771ca,bf6b1c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hitney" svg:font-family="Whitney, 'Helvetica Neue', Helvetica, Arial, sans-serif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1:01:14.466195661</meta:creation-date>
    <dc:date>2021-05-08T17:41:34.227555201</dc:date>
    <meta:editing-duration>PT57M32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77" meta:character-count="2429" meta:non-whitespace-character-count="2054"/>
  </office:meta>
</office:document-meta>
</file>